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z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eige /Se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Lämmle-Str. /Hauf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Häus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Of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23 /Nonn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talstr. /Alte Kel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He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gärtenweg /Ergen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uffenbergstr 20 /Ergenzi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Scheun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ö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5 /Ip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ark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benstr. /Silv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Kraut-Str. /Gremp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Missouri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selweg 28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